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paragraph-properties fo:text-align="start" style:justify-single-word="false" fo:orphans="2" fo:widows="2"/>
      <style:text-properties fo:font-size="12pt" style:font-size-asian="12pt" style:font-size-complex="12pt"/>
    </style:style>
    <style:style style:name="P2" style:family="paragraph" style:parent-style-name="Standard">
      <style:paragraph-properties fo:orphans="2" fo:widows="2"/>
      <style:text-properties fo:font-size="12pt" style:font-size-asian="12pt" style:font-size-complex="12pt"/>
    </style:style>
    <style:style style:name="P3" style:family="paragraph" style:parent-style-name="Standard" style:list-style-name="L1">
      <style:paragraph-properties fo:orphans="2" fo:widows="2"/>
      <style:text-properties fo:font-size="12pt" style:font-size-asian="12pt" style:font-size-complex="12pt"/>
    </style:style>
    <style:style style:name="P4" style:family="paragraph" style:parent-style-name="Standard" style:list-style-name="L1">
      <style:paragraph-properties fo:orphans="2" fo:widows="2"/>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6" style:family="paragraph" style:parent-style-name="Standard" style:list-style-name="L1">
      <style:paragraph-properties fo:orphans="2" fo:widows="2"/>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fo:font-weight="normal" style:font-weight-asian="normal" style:font-weight-complex="normal"/>
    </style:style>
    <style:style style:name="T4" style:family="text">
      <style:text-properties fo:font-variant="normal" fo:text-transform="none" fo:color="#222222" style:font-name="arial" fo:letter-spacing="normal" fo:font-style="normal" fo:font-weight="bold" style:font-weight-asian="bold" style:font-weight-complex="bold"/>
    </style:style>
    <style:style style:name="T5" style:family="text">
      <style:text-properties fo:font-variant="normal" fo:text-transform="none" fo:color="#222222" fo:letter-spacing="normal"/>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copi del sistema</text:h>
      <text:p text:style-name="Text_20_body"/>
      <text:p text:style-name="Text_20_body"/>
      <text:p text:style-name="Text_20_body">Il sistema è finalizzato all'automatizzazione dei processi gestionali e informativi del servizio di asilo nido che l'Università degli Studi di Salerno offrirà a proiri ai dipendenti e agli utenti dell'ateneo un , come supporto alla condizione di genitorialità. Inoltre nell'ottica di migliorare qualitativamente l'esperienza degli utenti finali, il sistema sarà in possesso di una componente web interattiva, che aumenti la visibilità del servizio chee faciliti lo scambio di informazioni ed esperienze tra utenza e personale. <text:s/>Il sistema si divide in tre sottosistemi :</text:p>
      <text:list xml:id="list37309906" text:style-name="L1">
        <text:list-item>
          <text:p text:style-name="P4"><text:span text:style-name="T2">Atsilo 1) Gestione degli accessi</text:span></text:p>
          <text:p text:style-name="P1"><text:span text:style-name="T5"><text:s/></text:span></text:p>
        </text:list-item>
        <text:list-item>
          <text:p text:style-name="P5"/>
          <text:p text:style-name="P4"><text:span text:style-name="T2">Atsilo 2) Gestione delle rette e del servizio</text:span></text:p>
          <text:p text:style-name="P3"><text:line-break/><text:line-break/><text:span text:style-name="T4">Atsilo 3) Gestione delle relazioni con i genitori</text:span></text:p>
          <text:p text:style-name="P3"><text:span text:style-name="T6"/></text:p>
        </text:list-item>
      </text:list>
      <text:p text:style-name="P2"><text:span text:style-name="T6"/></text:p>
      <text:p text:style-name="P2"><text:span text:style-name="T6">Al team 3 è stato affidato lo sviluppo del sottosistema numero tre. Gli obiettivi di questo sottosistema sono principalmente :</text:span></text:p>
      <text:list xml:id="list37387625" text:continue-numbering="true" text:style-name="L1">
        <text:list-item>
          <text:p text:style-name="P6">Comunicazioni unidirezionali dall'asilo verso i genitori, relativamente a tutto ciò che avviene durante le ore di assistenza, con semplificazione degli inserimenti da parte del personale.</text:p>
        </text:list-item>
        <text:list-item>
          <text:p text:style-name="P3"><text:span text:style-name="T3">Raccolta dei feedback sul servizio da parte dei genitori. Raccolta, analisi e presentazione dei da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iulio Franco</meta:initial-creator>
    <meta:creation-date>2012-10-13T01:08:16</meta:creation-date>
    <dc:date>2012-10-22T17:25:06.10</dc:date>
    <meta:editing-duration>PT21H4M49S</meta:editing-duration>
    <meta:editing-cycles>3</meta:editing-cycles>
    <meta:document-statistic meta:table-count="0" meta:image-count="0" meta:object-count="0" meta:page-count="1" meta:paragraph-count="9" meta:word-count="173" meta:character-count="1136"/>
  </office:meta>
</office:document-meta>
</file>